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6cda" officeooo:paragraph-rsid="00016cda"/>
    </style:style>
    <style:style style:name="P2" style:family="paragraph" style:parent-style-name="Standard">
      <style:text-properties officeooo:rsid="0001d47e" officeooo:paragraph-rsid="0001d47e"/>
    </style:style>
    <style:style style:name="P3" style:family="paragraph" style:parent-style-name="Standard">
      <style:text-properties style:use-window-font-color="true" officeooo:rsid="0001d47e" officeooo:paragraph-rsid="0002b5a9"/>
    </style:style>
    <style:style style:name="P4" style:family="paragraph" style:parent-style-name="Standard">
      <style:text-properties style:use-window-font-color="true" style:font-name="Liberation Serif" fo:font-size="10.5pt" officeooo:rsid="0001d47e" officeooo:paragraph-rsid="0002b5a9" style:font-size-asian="10.5pt" style:font-size-complex="10.5pt"/>
    </style:style>
    <style:style style:name="P5" style:family="paragraph" style:parent-style-name="Standard">
      <style:text-properties style:use-window-font-color="true" style:font-name="Liberation Serif" fo:font-size="10.5pt" officeooo:rsid="0001d47e" officeooo:paragraph-rsid="0002b5a9" fo:background-color="#e8f2fe" style:font-size-asian="10.5pt" style:font-size-complex="10.5pt"/>
    </style:style>
    <style:style style:name="P6" style:family="paragraph" style:parent-style-name="Standard">
      <style:text-properties style:use-window-font-color="true" style:font-name="Monospace" fo:font-size="10pt" officeooo:rsid="0001d47e" officeooo:paragraph-rsid="0002b5a9" fo:background-color="#e8f2fe" style:font-size-asian="10pt"/>
    </style:style>
    <style:style style:name="P7" style:family="paragraph" style:parent-style-name="Standard">
      <style:text-properties style:use-window-font-color="true" style:font-name="Monospace" fo:font-size="10pt" style:text-underline-style="solid" style:text-underline-width="auto" style:text-underline-color="font-color" fo:background-color="#e8f2fe" style:font-size-asian="10pt"/>
    </style:style>
    <style:style style:name="P8" style:family="paragraph" style:parent-style-name="Standard">
      <style:text-properties fo:color="#3f5fbf" style:font-name="Monospace" fo:font-size="10pt" officeooo:rsid="0001d47e" officeooo:paragraph-rsid="0001d47e" fo:background-color="#e8f2fe" style:font-size-asian="10pt"/>
    </style:style>
    <style:style style:name="P9" style:family="paragraph" style:parent-style-name="Standard">
      <style:text-properties fo:color="#3f5fbf"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0" style:family="paragraph" style:parent-style-name="Standard">
      <style:text-properties officeooo:rsid="0004665e" officeooo:paragraph-rsid="0004665e"/>
    </style:style>
    <style:style style:name="P11" style:family="paragraph" style:parent-style-name="Standard">
      <style:text-properties officeooo:rsid="0005849f" officeooo:paragraph-rsid="0005849f"/>
    </style:style>
    <style:style style:name="P12" style:family="paragraph" style:parent-style-name="Standard">
      <style:text-properties officeooo:rsid="0008dc60" officeooo:paragraph-rsid="0008dc60"/>
    </style:style>
    <style:style style:name="P13" style:family="paragraph" style:parent-style-name="Standard">
      <style:text-properties officeooo:rsid="000ab8e4" officeooo:paragraph-rsid="000ab8e4"/>
    </style:style>
    <style:style style:name="P14" style:family="paragraph" style:parent-style-name="Text_20_body">
      <style:text-properties style:text-underline-style="none" officeooo:rsid="0004665e" officeooo:paragraph-rsid="0004665e"/>
    </style:style>
    <style:style style:name="P15" style:family="paragraph" style:parent-style-name="Text_20_body">
      <style:text-properties style:use-window-font-color="true" style:font-name="Monospace" fo:font-size="10pt" fo:background-color="#e8f2fe" style:font-size-asian="10pt"/>
    </style:style>
    <style:style style:name="P16" style:family="paragraph" style:parent-style-name="Text_20_body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17" style:family="paragraph" style:parent-style-name="Text_20_body">
      <style:text-properties style:font-name="Monospace" fo:font-size="10pt" style:text-underline-style="solid" style:text-underline-width="auto" style:text-underline-color="font-color" officeooo:rsid="0004665e" officeooo:paragraph-rsid="0004665e" fo:background-color="#e8f2fe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Monospace" fo:font-size="10pt" style:font-size-asian="10pt"/>
    </style:style>
    <style:style style:name="P21" style:family="paragraph" style:parent-style-name="Standard">
      <style:text-properties style:font-name="Monospace" fo:font-size="10pt" style:font-size-asian="10pt"/>
    </style:style>
    <style:style style:name="P22" style:family="paragraph" style:parent-style-name="Standard">
      <style:text-properties style:font-name="Monospace" fo:font-size="10pt" officeooo:rsid="000f488a" officeooo:paragraph-rsid="000f488a" style:font-size-asian="10pt"/>
    </style:style>
    <style:style style:name="P23" style:family="paragraph" style:parent-style-name="Standard">
      <style:text-properties style:font-name="monospace" officeooo:paragraph-rsid="000f488a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5" style:family="paragraph" style:parent-style-name="Heading_20_2">
      <style:text-properties style:font-name="Monospace" fo:font-size="10pt" style:text-underline-style="solid" style:text-underline-width="auto" style:text-underline-color="font-color" officeooo:paragraph-rsid="0004665e" fo:background-color="#e8f2fe" style:font-size-asian="10pt"/>
    </style:style>
    <style:style style:name="P26" style:family="paragraph" style:parent-style-name="Heading_20_1">
      <style:text-properties style:use-window-font-color="true" style:font-name="Monospace" fo:font-size="10pt" fo:background-color="#e8f2fe" style:font-size-asian="10pt"/>
    </style:style>
    <style:style style:name="T1" style:family="text">
      <style:text-properties fo:color="#3f5fbf" style:font-name="Monospace" fo:font-size="10pt" fo:background-color="#e8f2fe" loext:char-shading-value="0" style:font-size-asian="10pt"/>
    </style:style>
    <style:style style:name="T2" style:family="text">
      <style:text-properties fo:color="#3f5fbf" style:font-name="Monospace" fo:font-size="10pt" style:font-size-asian="10pt"/>
    </style:style>
    <style:style style:name="T3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style:font-name="Monospace" fo:font-size="10pt" fo:background-color="#e8f2fe" loext:char-shading-value="0" style:font-size-asian="10pt"/>
    </style:style>
    <style:style style:name="T5" style:family="text">
      <style:text-properties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fo:background-color="#e8f2fe" loext:char-shading-value="0"/>
    </style:style>
    <style:style style:name="T8" style:family="text">
      <style:text-properties style:text-underline-style="solid" style:text-underline-width="auto" style:text-underline-color="font-color" fo:background-color="#e8f2fe" loext:char-shading-value="0"/>
    </style:style>
    <style:style style:name="T9" style:family="text">
      <style:text-properties officeooo:rsid="0005849f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fo:font-size="10pt" officeooo:rsid="000f488a" fo:background-color="#ffffff" loext:char-shading-value="0" style:font-size-asian="10pt"/>
    </style:style>
    <style:style style:name="T13" style:family="text">
      <style:text-properties fo:color="#31363b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font-size="10pt" officeooo:rsid="000f488a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</text:h>
      <text:p text:style-name="P1"/>
      <text:p text:style-name="P1">student</text:p>
      <text:p text:style-name="P1"/>
      <text:p text:style-name="P1"/>
      <text:p text:style-name="P1">$usrrec=pg_query($shareconn,"Select * from portfoliomanagers where mid='".$_SESSION['studentid']."'");</text:p>
      <text:p text:style-name="P1">#echo "Select * from portfoliomanagers where mid='".$_SESSION['studentid']."'";</text:p>
      <text:p text:style-name="P1">if (pg_numrows($usrrec)==0) {</text:p>
      <text:p text:style-name="P1"><text:s/># echo "no user";</text:p>
      <text:p text:style-name="P1"><text:s text:c="2"/>$cuser=pg_query($shareconn,"insert into portfoliomanagers values ('".$_SESSION['studentid']."','".$_SESSION['firstname']." ".$_SESSION['surname']."','old',false,NULL,NULL,NULL,'".$_SESSION['email']."')");</text:p>
      <text:p text:style-name="P1"/>
      <text:h text:style-name="Heading_20_1" text:outline-level="1">Bank Accounts</text:h>
      <text:p text:style-name="P1"/>
      <text:p text:style-name="P1">#create a bankacount</text:p>
      <text:p text:style-name="P1"><text:s text:c="2"/>$bnkrec=pg_query($shareconn,"insert into bankaccounts values ('".$_SESSION['studentid']."',100000)");</text:p>
      <text:p text:style-name="P1"/>
      <text:p text:style-name="P1"/>
      <text:h text:style-name="Heading_20_1" text:outline-level="1">Trade</text:h>
      <text:p text:style-name="P8"># Substitute in form parameters into the query string</text:p>
      <text:p text:style-name="P3"><text:span text:style-name="T4">$</text:span><text:span text:style-name="T5">sql</text:span><text:span text:style-name="T4"> = "INSERT INTO Trades (MID,TradeType,TradeQuantity,CID,Motivation,</text:span><text:span text:style-name="T5">tradetimestamp</text:span><text:span text:style-name="T4">) VALUES ('" . $_POST["MID"] . "','" . $_POST["transactionType"]. "'," . $_POST["quantity"]. "," . $_POST["CID"]. ",'" .str_replace("'", "''",$_POST["Motivation"]) .</text:span></text:p>
      <text:p text:style-name="P6"/>
      <text:p text:style-name="P6"><text:s/>"',now());";</text:p>
      <text:p text:style-name="P6"/>
      <text:p text:style-name="P5"/>
      <text:p text:style-name="P4"><text:span text:style-name="T7">$fp_sQry="SELECT * FROM trades WHERE (mid = <text:s/>'".$</text:span><text:span text:style-name="T8">midstr</text:span><text:span text:style-name="T7">."' AND </text:span><text:span text:style-name="T8">tradecommitted</text:span><text:span text:style-name="T7"> = <text:s/>'False')";</text:span></text:p>
      <text:p text:style-name="P5"/>
      <text:h text:style-name="P26" text:outline-level="1">Buy &amp; sell</text:h>
      <text:p text:style-name="P15"/>
      <text:p text:style-name="P7"/>
      <text:p text:style-name="P2"/>
      <text:h text:style-name="P25" text:outline-level="2">Companies</text:h>
      <text:p text:style-name="P9">Select * from companies,sector where companies.sector=sector.sectorid and used order by companyname");</text:p>
      <text:p text:style-name="P9">Select * From companies, sector where companies.sector=sector.sectorid and companycode~*'".$_GET["code"]."'");</text:p>
      <text:p text:style-name="P16"/>
      <text:p text:style-name="P17">-Input</text:p>
      <text:p text:style-name="P14"><text:soft-page-break/><text:span text:style-name="T4">- <text:s/></text:span><text:span text:style-name="T1">companyname</text:span></text:p>
      <text:h text:style-name="P25" text:outline-level="2">sector</text:h>
      <text:p text:style-name="P10">-Inpu<text:span text:style-name="T9">t</text:span></text:p>
      <text:p text:style-name="P10">-Sect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Current ($, R)? site?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a xlink:type="simple" xlink:href="https://www.google.com/finance?q=JSE:AGL" text:style-name="Internet_20_link" text:visited-style-name="Visited_20_Internet_20_Link">https://www.google.com/finance?q=JSE:AGL</text:a></text:p>
      <text:p text:style-name="P11"/>
      <text:p text:style-name="P12"/>
      <text:p text:style-name="P12"/>
      <text:p text:style-name="P12"/>
      <text:h text:style-name="Heading_20_2" text:outline-level="2">graphs</text:h>
      <text:p text:style-name="P12"><text:span text:style-name="T10"><text:tab/><text:tab/></text:span><text:span text:style-name="T2">&lt;!-- ?</text:span></text:p>
      <text:p text:style-name="P18"><text:span text:style-name="T2">$</text:span><text:span text:style-name="T3">Lastmid</text:span><text:span text:style-name="T2"> =$_SESSION["</text:span><text:span text:style-name="T3">studentid</text:span><text:span text:style-name="T2">"];</text:span></text:p>
      <text:p text:style-name="P20"># <text:s text:c="3"/>'response.write session.contents("mid")</text:p>
      <text:p text:style-name="P18"><text:span text:style-name="T2"><text:s/></text:span><text:span text:style-name="T3">sharedbopen</text:span><text:span text:style-name="T2">();</text:span></text:p>
      <text:p text:style-name="P19"/>
      <text:p text:style-name="P18"><text:span text:style-name="T2">$</text:span><text:span text:style-name="T3">sql</text:span><text:span text:style-name="T2">="SELECT DISTINCT companies.companyname, companies.website, companies.companycode, companies.quickname,companies.cid, portfoliomanagers.mid FROM Companies, groups_share_link,</text:span><text:span text:style-name="T3">tblgroups</text:span><text:span text:style-name="T2">,</text:span><text:span text:style-name="T3">portfoliomanagers</text:span><text:span text:style-name="T2">,manager_grps_link WHERE (((companies.Used)=TRUE)) <text:s/>and portfoliomanagers.mid='".$</text:span><text:span text:style-name="T3">Lastmid</text:span><text:span text:style-name="T2"> ."' and groups_share_link.group_id=tblgroups.tblgroups_id and tblgroups.tblgroups_id=manager_grps_link.group_id and manager_grps_link.mid=portfoliomanagers.mid group by </text:span><text:span text:style-name="T3">companyname</text:span><text:span text:style-name="T2">, </text:span><text:span text:style-name="T3">website</text:span><text:span text:style-name="T2">, companyCode,</text:span><text:span text:style-name="T3">quickname</text:span><text:span text:style-name="T2">,companies.cid, portfoliomanagers.mid;";</text:span></text:p>
      <text:p text:style-name="P18"><text:span text:style-name="T2">$</text:span><text:span text:style-name="T3">arecordset</text:span><text:span text:style-name="T2">=pg_exec($</text:span><text:span text:style-name="T3">shareconn</text:span><text:span text:style-name="T2">,$</text:span><text:span text:style-name="T3">sql</text:span><text:span text:style-name="T2">); </text:span></text:p>
      <text:p text:style-name="P18"><text:span text:style-name="T2">for ($i=0;$i&lt;pg_numrows($</text:span><text:span text:style-name="T3">arecordset</text:span><text:span text:style-name="T2">);$i++) {</text:span></text:p>
      <text:p text:style-name="P18"><text:span text:style-name="T2">$</text:span><text:span text:style-name="T3">cname</text:span><text:span text:style-name="T2">=pg_result($</text:span><text:span text:style-name="T3">arecordset</text:span><text:span text:style-name="T2">,$i,"companyName");</text:span></text:p>
      <text:p text:style-name="P19"/>
      <text:p text:style-name="P18"><text:span text:style-name="T2">if (!is_null(pg_result($</text:span><text:span text:style-name="T3">arecordset</text:span><text:span text:style-name="T2">,$i,"</text:span><text:span text:style-name="T3">website</text:span><text:span text:style-name="T2">"))) {</text:span></text:p>
      <text:p text:style-name="P18"><text:span text:style-name="T2"><text:s/>$</text:span><text:span text:style-name="T3">cname</text:span><text:span text:style-name="T2">="&lt;a </text:span><text:span text:style-name="T3">href</text:span><text:span text:style-name="T2">=\"".pg_result($</text:span><text:span text:style-name="T3">arecordset</text:span><text:span text:style-name="T2">,$i,"</text:span><text:span text:style-name="T3">website</text:span><text:span text:style-name="T2">")."\"&gt;".$</text:span><text:span text:style-name="T3">cname</text:span><text:span text:style-name="T2">."&lt;/a&gt;";</text:span></text:p>
      <text:p text:style-name="P20">}</text:p>
      <text:p text:style-name="P20">#'http://www.moneymax.co.za/chart_centre/companies/default.asp?ticker="&amp;lcase(arecordset("companyCode"))&amp;"&amp;ctype=</text:p>
      <text:p text:style-name="P18"><text:span text:style-name="T2">$</text:span><text:span text:style-name="T3">graphurl</text:span><text:span text:style-name="T2">="&lt;a </text:span><text:span text:style-name="T3">href</text:span><text:span text:style-name="T2">=companygraph.php?</text:span><text:span text:style-name="T3">cid</text:span><text:span text:style-name="T2">=".pg_fetch_result($</text:span><text:span text:style-name="T3">arecordset</text:span><text:span text:style-name="T2">,$i,"</text:span><text:span text:style-name="T3">cid</text:span><text:span text:style-name="T2">")."&amp;months=6&gt;graph&lt;/a&gt;";</text:span></text:p>
      <text:p text:style-name="P18"><text:span text:style-name="T2">if (! is_null(pg_result($</text:span><text:span text:style-name="T3">arecordset</text:span><text:span text:style-name="T2">,0,"</text:span><text:span text:style-name="T3">quickname</text:span><text:span text:style-name="T2">"))) {</text:span></text:p>
      <text:p text:style-name="P18"><text:span text:style-name="T2"><text:s text:c="2"/>$graphurl2="&lt;a </text:span><text:span text:style-name="T3">href</text:span><text:span text:style-name="T2">=\"http://www.sharenet.co.za/webgraph/graph.phtml?sharename=".pg_result($arecordset,$i,"quickname")."\"&gt; trend graph (quick)&lt;/a&gt;";</text:span></text:p>
      <text:p text:style-name="P20"><text:s text:c="2"/>}</text:p>
      <text:p text:style-name="P18"><text:soft-page-break/><text:span text:style-name="T2">if (is_null(pg_result($</text:span><text:span text:style-name="T3">arecordset</text:span><text:span text:style-name="T2">,$i,"</text:span><text:span text:style-name="T3">quickname</text:span><text:span text:style-name="T2">"))) {</text:span></text:p>
      <text:p text:style-name="P20"><text:s text:c="2"/>$graphurl2="";</text:p>
      <text:p text:style-name="P20">}</text:p>
      <text:p text:style-name="P19"/>
      <text:p text:style-name="P18"><text:span text:style-name="T2">$</text:span><text:span text:style-name="T3">dataurl</text:span><text:span text:style-name="T2">="&lt;a </text:span><text:span text:style-name="T3">href</text:span><text:span text:style-name="T2">=\"http://www.moneymax.co.za/cosnapshots/ratios.asp?co_refs=".pg_result($arecordset,0,"companycode")."\"&gt;Snapshot data&lt;/a&gt;";</text:span></text:p>
      <text:p text:style-name="P18"><text:span text:style-name="T2"><text:s text:c="4"/>echo "&lt;tr&gt;&lt;Td&gt;".$</text:span><text:span text:style-name="T3">cname</text:span><text:span text:style-name="T2">."&lt;/td&gt;&lt;TD&gt;".$</text:span><text:span text:style-name="T3">graphurl</text:span><text:span text:style-name="T2">."&lt;/td&gt;&lt;/tr&gt;";</text:span></text:p>
      <text:p text:style-name="P19"/>
      <text:p text:style-name="P18"><text:span text:style-name="T2">} #</text:span><text:span text:style-name="T3">wend</text:span><text:span text:style-name="T2"> <text:s text:c="3"/></text:span></text:p>
      <text:p text:style-name="P20"><text:s text:c="4"/>?--&gt;</text:p>
      <text:p text:style-name="P12"/>
      <text:p text:style-name="P12"/>
      <text:p text:style-name="P12"/>
      <text:h text:style-name="Heading_20_2" text:outline-level="2">Weatlh</text:h>
      <text:p text:style-name="P21">&lt;?</text:p>
      <text:p text:style-name="P19"/>
      <text:p text:style-name="P18"><text:span text:style-name="T13">sharedbopen</text:span><text:span text:style-name="T6">();</text:span></text:p>
      <text:p text:style-name="P19"/>
      <text:p text:style-name="P19"/>
      <text:p text:style-name="P18"><text:span text:style-name="T6">$</text:span><text:span text:style-name="T13">crsrec</text:span><text:span text:style-name="T6">=pg_exec($</text:span><text:span text:style-name="T13">shareconn</text:span><text:span text:style-name="T6">, "Select * from courses,</text:span><text:span text:style-name="T13">managerscourses</text:span><text:span text:style-name="T6"> where courses.courseid=managerscourses.courseid and mid='".$_SESSION['</text:span><text:span text:style-name="T13">studentid</text:span><text:span text:style-name="T6">']."'");</text:span></text:p>
      <text:p text:style-name="P19"/>
      <text:p text:style-name="P19"/>
      <text:p text:style-name="P18"><text:span text:style-name="T6">for ($</text:span><text:span text:style-name="T13">crsrecount</text:span><text:span text:style-name="T6">=0;$</text:span><text:span text:style-name="T13">crsrecount</text:span><text:span text:style-name="T6">&lt;pg_numrows($</text:span><text:span text:style-name="T13">crsrec</text:span><text:span text:style-name="T6">);$</text:span><text:span text:style-name="T13">crsrecount</text:span><text:span text:style-name="T6">++) {</text:span></text:p>
      <text:p text:style-name="P21">?&gt;</text:p>
      <text:p text:style-name="P21"/>
      <text:p text:style-name="P21"><text:s/>&lt;?</text:p>
      <text:p text:style-name="P19">#and degree&lt;&gt;'MEG001' this needs to be added to the where statement when the course is run to remove staff from the list</text:p>
      <text:p text:style-name="P19"/>
      <text:p text:style-name="P18"><text:span text:style-name="T6">$fp_sQry="SELECT * FROM Wealth_daily,</text:span><text:span text:style-name="T13">portfoliomanagers</text:span><text:span text:style-name="T6">,</text:span><text:span text:style-name="T13">managerscourses</text:span><text:span text:style-name="T6"> where date_run=(select max(date_run) from wealth_daily) and wealth_daily.mid=portfoliomanagers.mid and managerscourses.mid=portfoliomanagers.mid and </text:span><text:span text:style-name="T13">courseid</text:span><text:span text:style-name="T6">=".pg_fetch_result($</text:span><text:span text:style-name="T13">crsrec</text:span><text:span text:style-name="T6">,$</text:span><text:span text:style-name="T13">crsrecount</text:span><text:span text:style-name="T6">,"</text:span><text:span text:style-name="T13">courseid</text:span><text:span text:style-name="T6">")." and </text:span><text:span text:style-name="T13">haslogedin</text:span><text:span text:style-name="T6"> ORDER BY Wealth DESC";</text:span></text:p>
      <text:p text:style-name="P18"><text:span text:style-name="T6">$fp_sNoRecords="&lt;tr&gt;&lt;td </text:span><text:span text:style-name="T13">colspan</text:span><text:span text:style-name="T6">=2 align=left width=\"100%\"&gt;No records returned.&lt;/td&gt;&lt;/tr&gt;";</text:span></text:p>
      <text:p text:style-name="P18"><text:span text:style-name="T6">$</text:span><text:span text:style-name="T13">arecordset</text:span><text:span text:style-name="T6">=pg_exec($</text:span><text:span text:style-name="T13">shareconn</text:span><text:span text:style-name="T6">,$fp_sQry);</text:span></text:p>
      <text:p text:style-name="P18"><text:span text:style-name="T6">#if (pg_numrows($</text:span><text:span text:style-name="T13">arecordset</text:span><text:span text:style-name="T6">)==0) { </text:span></text:p>
      <text:p text:style-name="P19">#echo <text:s/>$fp_sNorecords; </text:p>
      <text:p text:style-name="P19">#}</text:p>
      <text:p text:style-name="P19"/>
      <text:p text:style-name="P18"><text:span text:style-name="T6"><text:s text:c="2"/>for ( $</text:span><text:span text:style-name="T13">arecount</text:span><text:span text:style-name="T6">=0;$</text:span><text:span text:style-name="T13">arecount</text:span><text:span text:style-name="T6">&lt;pg_numrows($</text:span><text:span text:style-name="T13">arecordset</text:span><text:span text:style-name="T6">);$</text:span><text:span text:style-name="T13">arecount</text:span><text:span text:style-name="T6">++) {</text:span></text:p>
      <text:p text:style-name="P21">?&gt;</text:p>
      <text:p text:style-name="P21"/>
      <text:p text:style-name="P21"/>
      <text:h text:style-name="Heading_20_2" text:outline-level="2">DBA</text:h>
      <text:p text:style-name="P22"/>
      <text:p text:style-name="P23"><text:span text:style-name="T12">DROP table SHAREGAME_COMPANY; </text:span><text:span text:style-name="T14"><text:line-break/></text:span><text:span text:style-name="T12">DROP table </text:span><text:span text:style-name="T11">SHAREGAME_SECTOR;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2:03:35.001383200</meta:creation-date>
    <dc:date>2016-12-31T10:28:38.758346560</dc:date>
    <meta:editing-duration>P1DT16H48M16S</meta:editing-duration>
    <meta:editing-cycles>10</meta:editing-cycles>
    <meta:generator>LibreOffice/5.2.3.3$Linux_X86_64 LibreOffice_project/20m0$Build-3</meta:generator>
    <meta:document-statistic meta:table-count="0" meta:image-count="0" meta:object-count="0" meta:page-count="3" meta:paragraph-count="68" meta:word-count="279" meta:character-count="3963" meta:non-whitespace-character-count="3709"/>
  </office:meta>
</office:document-meta>
</file>